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5085" officeooo:paragraph-rsid="000c50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_id":{"a":["3d photography","bevel"]},"value":1}</text:p>
      <text:p text:style-name="P1">{"_id":{"a":["3d photography","nextbevel"]},"value":1}</text:p>
      <text:p text:style-name="P1">{"_id":{"a":["Matter and Form","Scan"]},"value":1}</text:p>
      <text:p text:style-name="P1">{"_id":{"a":["animal","scan"]},"value":1}</text:p>
      <text:p text:style-name="P1">{"_id":{"a":["animal","small"]},"value":1}</text:p>
      <text:p text:style-name="P1">{"_id":{"a":["barney","toy"]},"value":1}</text:p>
      <text:p text:style-name="P1">{"_id":{"a":["bear","hat"]},"value":1}</text:p>
      <text:p text:style-name="P1">{"_id":{"a":["bevel","nextbevel"]},"value":1}</text:p>
      <text:p text:style-name="P1">{"_id":{"a":["bevel","paul"]},"value":1}</text:p>
      <text:p text:style-name="P1">{"_id":{"a":["bevel","scan"]},"value":1}</text:p>
      <text:p text:style-name="P1">{"_id":{"a":["blender","character"]},"value":1}</text:p>
      <text:p text:style-name="P1">{"_id":{"a":["blender","robot"]},"value":1}</text:p>
      <text:p text:style-name="P1">{"_id":{"a":["blender","zelda"]},"value":1}</text:p>
      <text:p text:style-name="P1">{"_id":{"a":["caribou","music"]},"value":1}</text:p>
      <text:p text:style-name="P1">{"_id":{"a":["caribou","track"]},"value":1}</text:p>
      <text:p text:style-name="P1">{"_id":{"a":["character","robot"]},"value":1}</text:p>
      <text:p text:style-name="P1">{"_id":{"a":["character","scan"]},"value":1}</text:p>
      <text:p text:style-name="P1">{"_id":{"a":["colourful","elastics"]},"value":1}</text:p>
      <text:p text:style-name="P1">{"_id":{"a":["colourful","fun"]},"value":1}</text:p>
      <text:p text:style-name="P1">{"_id":{"a":["colourful","hair"]},"value":1}</text:p>
      <text:p text:style-name="P1">{"_id":{"a":["dessert","scan"]},"value":1}</text:p>
      <text:p text:style-name="P1">{"_id":{"a":["elastics","fun"]},"value":1}</text:p>
      <text:p text:style-name="P1">{"_id":{"a":["elastics","hair"]},"value":1}</text:p>
      <text:p text:style-name="P1">{"_id":{"a":["fun","hair"]},"value":1}</text:p>
      <text:p text:style-name="P1">{"_id":{"a":["matter and form","scan"]},"value":1}</text:p>
      <text:p text:style-name="P1">{"_id":{"a":["matterandform","paul"]},"value":1}</text:p>
      <text:p text:style-name="P1">{"_id":{"a":["matterandform","scan"]},"value":1}</text:p>
      <text:p text:style-name="P1">{"_id":{"a":["matterform","scan"]},"value":1}</text:p>
      <text:p text:style-name="P1">{"_id":{"a":["mushroom","sculture"]},"value":1}</text:p>
      <text:p text:style-name="P1">{"_id":{"a":["music","track"]},"value":1}</text:p>
      <text:p text:style-name="P1">{"_id":{"a":["nasa","space"]},"value":1}</text:p>
      <text:p text:style-name="P1">{"_id":{"a":["oscar the grouch","sesame street"]},"value":1}</text:p>
      <text:p text:style-name="P1">{"_id":{"a":["paul","scan"]},"value":1}</text:p>
      <text:p text:style-name="P1">{"_id":{"a":["probe","space"]},"value":1}</text:p>
      <text:p text:style-name="P1">{"_id":{"a":["robot","scan"]},"value":1}</text:p>
      <text:p text:style-name="P1">{"_id":{"a":["scan","small"]},"value":1}</text:p>
      <text:p text:style-name="P1">{"_id":{"a":["spaaaaace","space"]},"value":1}</text:p>
      <text:p text:style-name="P1">{"_id":{"a":["space","voyager"]},"value":1}</text:p>
      <text:p text:style-name="P1">{"_id":{"a":["space","🌠"]},"value":1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0:13:33.337102647</meta:creation-date>
    <dc:date>2015-08-12T10:13:51.871679834</dc:date>
    <meta:editing-duration>P0D</meta:editing-duration>
    <meta:editing-cycles>1</meta:editing-cycles>
    <meta:document-statistic meta:table-count="0" meta:image-count="0" meta:object-count="0" meta:page-count="1" meta:paragraph-count="39" meta:word-count="48" meta:character-count="1751" meta:non-whitespace-character-count="1703"/>
    <meta:generator>LibreOffice/4.2.8.2$Linux_X86_64 LibreOffice_project/420m0$Build-2</meta:generator>
  </office:meta>
</office:document-meta>
</file>